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51cm"/>
    </style:style>
    <style:style style:name="Table1.B" style:family="table-column">
      <style:table-column-properties style:column-width="1.416cm"/>
    </style:style>
    <style:style style:name="Table1.C" style:family="table-column">
      <style:table-column-properties style:column-width="12.3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T1" style:family="text">
      <style:text-properties fo:font-weight="bold" officeooo:rsid="000d288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 text:c="50"/><text:span text:style-name="T1">WEEK -1 DOCUMENT</text:span></text:p>
      <text:p text:style-name="Text_20_body"/>
      <text:p text:style-name="Text_20_body">The <text:span text:style-name="Strong_20_Emphasis">OSI Model (Open Systems Interconnection Model)</text:span> is a conceptual framework used to understand and standardize how different networking systems communicate. It divides network communication into <text:span text:style-name="Strong_20_Emphasis">7 layers</text:span>, from the physical transmission of data to the application-level interaction with users.</text:p>
      <text:p text:style-name="Text_20_body">Here are the <text:span text:style-name="Strong_20_Emphasis">7 layers of the OSI model</text:span> from bottom (Layer 1) to top (Layer 7):</text:p>
      <text:p text:style-name="Horizontal_20_Line"/>
      <text:h text:style-name="Heading_20_3" text:outline-level="3">1. <text:span text:style-name="Strong_20_Emphasis">Physical Layer</text:span></text:h>
      <text:list xml:id="list4239205189" text:style-name="L1">
        <text:list-item>
          <text:p text:style-name="P1"><text:span text:style-name="Strong_20_Emphasis">Function</text:span>: Transmits raw bits (0s and 1s) over a physical medium.</text:p>
        </text:list-item>
        <text:list-item>
          <text:p text:style-name="P1"><text:span text:style-name="Strong_20_Emphasis">Examples</text:span>: Cables (Ethernet, Fiber), Connectors, Hubs, Repeaters, Electrical signals, Voltage levels.</text:p>
        </text:list-item>
      </text:list>
      <text:p text:style-name="Horizontal_20_Line"/>
      <text:h text:style-name="Heading_20_3" text:outline-level="3">2. <text:span text:style-name="Strong_20_Emphasis">Data Link Layer</text:span></text:h>
      <text:list xml:id="list2772623636" text:style-name="L2">
        <text:list-item>
          <text:p text:style-name="P2"><text:span text:style-name="Strong_20_Emphasis">Function</text:span>: Ensures reliable transmission of data across a physical link by detecting and possibly correcting errors.</text:p>
        </text:list-item>
        <text:list-item>
          <text:p text:style-name="P2"><text:span text:style-name="Strong_20_Emphasis">Examples</text:span>: MAC (Media Access Control), Ethernet, Switches, Frames, ARP.</text:p>
        </text:list-item>
      </text:list>
      <text:p text:style-name="Horizontal_20_Line"/>
      <text:h text:style-name="Heading_20_3" text:outline-level="3">3. <text:span text:style-name="Strong_20_Emphasis">Network Layer</text:span></text:h>
      <text:list xml:id="list860172245" text:style-name="L3">
        <text:list-item>
          <text:p text:style-name="P3"><text:span text:style-name="Strong_20_Emphasis">Function</text:span>: Handles routing and forwarding of data across networks.</text:p>
        </text:list-item>
        <text:list-item>
          <text:p text:style-name="P3"><text:span text:style-name="Strong_20_Emphasis">Examples</text:span>: IP (Internet Protocol), Routers, ICMP, Logical addressing (IP address).</text:p>
        </text:list-item>
      </text:list>
      <text:p text:style-name="Horizontal_20_Line"/>
      <text:h text:style-name="Heading_20_3" text:outline-level="3">4. <text:span text:style-name="Strong_20_Emphasis">Transport Layer</text:span></text:h>
      <text:list xml:id="list3967334808" text:style-name="L4">
        <text:list-item>
          <text:p text:style-name="P4"><text:span text:style-name="Strong_20_Emphasis">Function</text:span>: Provides reliable data transfer services to the upper layers.</text:p>
        </text:list-item>
        <text:list-item>
          <text:p text:style-name="P4"><text:span text:style-name="Strong_20_Emphasis">Examples</text:span>: TCP, UDP, Segmentation, Flow control, Error correction.</text:p>
        </text:list-item>
      </text:list>
      <text:p text:style-name="Horizontal_20_Line"/>
      <text:h text:style-name="Heading_20_3" text:outline-level="3">5. <text:span text:style-name="Strong_20_Emphasis">Session Layer</text:span></text:h>
      <text:list xml:id="list1097219725" text:style-name="L5">
        <text:list-item>
          <text:p text:style-name="P5"><text:span text:style-name="Strong_20_Emphasis">Function</text:span>: Manages sessions (i.e., connections) between applications.</text:p>
        </text:list-item>
        <text:list-item>
          <text:p text:style-name="P5"><text:span text:style-name="Strong_20_Emphasis">Examples</text:span>: Session establishment, maintenance, and termination (like login sessions, NetBIOS).</text:p>
        </text:list-item>
      </text:list>
      <text:p text:style-name="Horizontal_20_Line"/>
      <text:h text:style-name="Heading_20_3" text:outline-level="3"><text:soft-page-break/>6. <text:span text:style-name="Strong_20_Emphasis">Presentation Layer</text:span></text:h>
      <text:list xml:id="list3604174792" text:style-name="L6">
        <text:list-item>
          <text:p text:style-name="P6"><text:span text:style-name="Strong_20_Emphasis">Function</text:span>: Translates data between the application layer and the network format. Also handles encryption and compression.</text:p>
        </text:list-item>
        <text:list-item>
          <text:p text:style-name="P6"><text:span text:style-name="Strong_20_Emphasis">Examples</text:span>: SSL/TLS, Encryption (e.g., AES), JPEG, MP3, ASCII to EBCDIC conversion.</text:p>
        </text:list-item>
      </text:list>
      <text:p text:style-name="Horizontal_20_Line"/>
      <text:h text:style-name="Heading_20_3" text:outline-level="3">7. <text:span text:style-name="Strong_20_Emphasis">Application Layer</text:span></text:h>
      <text:list xml:id="list2755271749" text:style-name="L7">
        <text:list-item>
          <text:p text:style-name="P7"><text:span text:style-name="Strong_20_Emphasis">Function</text:span>: Closest to the end user; interacts with software applications to implement communication components.</text:p>
        </text:list-item>
        <text:list-item>
          <text:p text:style-name="P7"><text:span text:style-name="Strong_20_Emphasis">Examples</text:span>: HTTP, FTP, SMTP, DNS, Telnet, Web browsers, Email clients.</text:p>
        </text:list-item>
      </text:list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207569195264">
            <table:table-cell table:style-name="Table1.A1" office:value-type="string">
              <text:p text:style-name="Table_20_Heading"><text:span text:style-name="Strong_20_Emphasis">OSI Layer</text:span></text:p>
            </table:table-cell>
            <table:table-cell table:style-name="Table1.A1" office:value-type="string">
              <text:p text:style-name="Table_20_Heading"><text:span text:style-name="Strong_20_Emphasis">Used?</text:span></text:p>
            </table:table-cell>
            <table:table-cell table:style-name="Table1.A1" office:value-type="string">
              <text:p text:style-name="Table_20_Heading"><text:span text:style-name="Strong_20_Emphasis">Purpose in Your Application</text:span></text:p>
            </table:table-cell>
          </table:table-row>
        </table:table-header-rows>
        <table:table-row table:style-name="TableLine94207569195264">
          <table:table-cell table:style-name="Table1.A1" office:value-type="string">
            <text:p text:style-name="Table_20_Contents"><text:span text:style-name="Strong_20_Emphasis">L7 – Application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Main logic, user input/output (keyboard, console), FSM handling</text:p>
          </table:table-cell>
        </table:table-row>
        <table:table-row table:style-name="TableLine94207569195264">
          <table:table-cell table:style-name="Table1.A1" office:value-type="string">
            <text:p text:style-name="Table_20_Contents"><text:span text:style-name="Strong_20_Emphasis">L6 – Presentation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Text format handling (e.g., UTF-8 strings)</text:p>
          </table:table-cell>
        </table:table-row>
        <table:table-row table:style-name="TableLine94207569195264">
          <table:table-cell table:style-name="Table1.A1" office:value-type="string">
            <text:p text:style-name="Table_20_Contents"><text:span text:style-name="Strong_20_Emphasis">L5 – Session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Maintains peer session info (IP and port), but no complex protocols</text:p>
          </table:table-cell>
        </table:table-row>
        <table:table-row table:style-name="TableLine94207569195264">
          <table:table-cell table:style-name="Table1.A1" office:value-type="string">
            <text:p text:style-name="Table_20_Contents"><text:span text:style-name="Strong_20_Emphasis">L4 – Transport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Uses UDP protocol (<text:span text:style-name="Source_20_Text">sendto()</text:span> / <text:span text:style-name="Source_20_Text">recvfrom()</text:span> for data transmission)</text:p>
          </table:table-cell>
        </table:table-row>
        <table:table-row table:style-name="TableLine94207569195264">
          <table:table-cell table:style-name="Table1.A1" office:value-type="string">
            <text:p text:style-name="Table_20_Contents"><text:span text:style-name="Strong_20_Emphasis">L3 – Network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IP addressing and routing (handled by OS; you specify peer IPs)</text:p>
          </table:table-cell>
        </table:table-row>
        <table:table-row table:style-name="TableLine94207569195264">
          <table:table-cell table:style-name="Table1.A1" office:value-type="string">
            <text:p text:style-name="Table_20_Contents"><text:span text:style-name="Strong_20_Emphasis">L2 – Data Link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Ethernet/Wi-Fi framing with MAC addresses (handled by NIC + OS)</text:p>
          </table:table-cell>
        </table:table-row>
        <table:table-row table:style-name="TableLine94207569195264">
          <table:table-cell table:style-name="Table1.A1" office:value-type="string">
            <text:p text:style-name="Table_20_Contents"><text:span text:style-name="Strong_20_Emphasis">L1 – Physical</text:span></text:p>
          </table:table-cell>
          <table:table-cell table:style-name="Table1.A1" office:value-type="string">
            <text:p text:style-name="Table_20_Contents">✅ Yes</text:p>
          </table:table-cell>
          <table:table-cell table:style-name="Table1.A1" office:value-type="string">
            <text:p text:style-name="Table_20_Contents">Electrical/wireless signals sent through network hardware (e.g., LAN cable, Wi-Fi antenna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7T10:08:14.902594808</meta:creation-date>
    <dc:date>2025-06-30T16:13:34.623759388</dc:date>
    <meta:editing-duration>PT6H1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48" meta:word-count="350" meta:character-count="2373" meta:non-whitespace-character-count="2028"/>
  </office:meta>
</office:document-meta>
</file>